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ta_extref" style:family="table">
      <style:table-properties table:display="false"/>
    </style:style>
  </office:automatic-styles>
  <office:body>
    <office:spreadsheet>
      <table:table table:name="Factory World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World Name</text:p>
          </table:table-cell>
          <table:table-cell table:style-name="ce1" office:value-type="float" office:value="2570">
            <text:p>257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3025">
            <text:p>3025</text:p>
          </table:table-cell>
          <table:table-cell table:style-name="ce1" office:value-type="float" office:value="3030">
            <text:p>3030</text:p>
          </table:table-cell>
          <table:table-cell table:style-name="ce1" office:value-type="float" office:value="3040">
            <text:p>3040</text:p>
          </table:table-cell>
          <table:table-cell table:style-name="ce1" office:value-type="float" office:value="3052">
            <text:p>3052</text:p>
          </table:table-cell>
          <table:table-cell table:style-name="ce1" office:value-type="float" office:value="3057">
            <text:p>3057</text:p>
          </table:table-cell>
          <table:table-cell table:style-name="ce1" office:value-type="float" office:value="3062">
            <text:p>3062</text:p>
          </table:table-cell>
          <table:table-cell table:style-name="ce1" office:value-type="float" office:value="3067">
            <text:p>3067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apellan Confederation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e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Betelgeu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Capell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Grand Bas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Indica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arn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Sia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St. Iv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Styk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Tikonov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raconis Combine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 Na'i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Altair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Chatha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Dover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Errai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Irece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Luthie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Marduk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New Samark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Proserpi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Quenti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chuy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Tok Do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derated Sun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xt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Belladonn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Delavan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Gala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Johnsondal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Kathi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Kirklin</text:p>
          </table:table-cell>
          <table:table-cell table:number-columns-repeated="9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Layover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Nankin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New Avalo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New Syrti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New Valencia</text:p>
          </table:table-cell>
          <table:table-cell table:number-columns-repeated="9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anpou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alem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Tal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ree Worlds League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mity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Anduri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Ascuncion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Atreus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Bernardo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Callowa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Gibs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Iria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Kalidasa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Kendall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Keysto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Lopez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Loyalty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Marik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Savannah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hiro II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Stewar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Tematagi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Thermopolis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Trellisan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Walli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Westover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yran Commonwealth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ari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Arc Roy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Carlisl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Coventr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Doneg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Furill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Gibb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Giena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Hesperus II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New Eart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Oliv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ky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Tharka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ther I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rra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Outreac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lan-Controlled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shai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Kreni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arrett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andora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Satali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Spitt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udet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Twycro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Tamar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gistry of Canopu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nopus IV</text:p>
          </table:table-cell>
          <table:table-cell table:number-columns-repeated="1023"/>
        </table:table-row>
        <table:table-row table:style-name="ro1">
          <table:table-cell office:value-type="string">
            <text:p>Detroit</text:p>
          </table:table-cell>
          <table:table-cell table:number-columns-repeated="1023"/>
        </table:table-row>
        <table:table-row table:style-name="ro1">
          <table:table-cell office:value-type="string">
            <text:p>Dunianshi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worlds Alliance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pheratz</text:p>
          </table:table-cell>
          <table:table-cell table:number-columns-repeated="1023"/>
        </table:table-row>
        <table:table-row table:style-name="ro1">
          <table:table-cell office:value-type="string">
            <text:p>Mitchella</text:p>
          </table:table-cell>
          <table:table-cell table:number-columns-repeated="1023"/>
        </table:table-row>
        <table:table-row table:style-name="ro1">
          <table:table-cell office:value-type="string">
            <text:p>Ramor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urian Concordat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liushin</text:p>
          </table:table-cell>
          <table:table-cell table:number-columns-repeated="1023"/>
        </table:table-row>
        <table:table-row table:style-name="ro1">
          <table:table-cell office:value-type="string">
            <text:p>McLeod's Land</text:p>
          </table:table-cell>
          <table:table-cell table:number-columns-repeated="1023"/>
        </table:table-row>
        <table:table-row table:style-name="ro1">
          <table:table-cell office:value-type="string">
            <text:p>New Vandenburg</text:p>
          </table:table-cell>
          <table:table-cell table:number-columns-repeated="1023"/>
        </table:table-row>
        <table:table-row table:style-name="ro1">
          <table:table-cell office:value-type="string">
            <text:p>Organo</text:p>
          </table:table-cell>
          <table:table-cell table:number-columns-repeated="1023"/>
        </table:table-row>
        <table:table-row table:style-name="ro1">
          <table:table-cell office:value-type="string">
            <text:p>Perdition</text:p>
          </table:table-cell>
          <table:table-cell table:number-columns-repeated="1023"/>
        </table:table-row>
        <table:table-row table:style-name="ro1">
          <table:table-cell office:value-type="string">
            <text:p>Pinard</text:p>
          </table:table-cell>
          <table:table-cell table:number-columns-repeated="1023"/>
        </table:table-row>
        <table:table-row table:style-name="ro1">
          <table:table-cell office:value-type="string">
            <text:p>Sterope</text:p>
          </table:table-cell>
          <table:table-cell table:number-columns-repeated="1023"/>
        </table:table-row>
        <table:table-row table:style-name="ro1">
          <table:table-cell office:value-type="string">
            <text:p>Taurus</text:p>
          </table:table-cell>
          <table:table-cell table:number-columns-repeated="1023"/>
        </table:table-row>
      </table:table>
      <table:table table:name="3039Prep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factory</text:p>
          </table:table-cell>
          <table:table-cell office:value-type="string">
            <text:p>Ar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Betelge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Capell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Grand Ba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Indica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ar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ia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t. Iv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ty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ikonov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l Na'i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lt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Chatha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Dov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Errai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Ire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Luthie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Mardu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New Samarka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Proserp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Quent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chuy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ok D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xt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Belladon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Delav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Gala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Johnsond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Kath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Kirkl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Layov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Nank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New Aval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New Syrti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New Valenc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Panpou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ale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al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mit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ndurie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scuncio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tre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Bernard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Callowa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Gibs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Iria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Kalidas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Kenda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Keysto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Lopez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Loyal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Mari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avanna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hiro II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tewar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ematag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hermopo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rellisa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Walli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Westo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lar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rc Roy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Carlis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Covent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Doneg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Furil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Gibb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Giena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Hesperus II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New Eart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Oliv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ky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harka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er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Outreach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Alsha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Kreni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Jarret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Pandor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atal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pitt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Sudet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wycro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string">
            <text:p>Tamar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1/02/2012</text:date>, <text:time>02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 </meta:initial-creator>
    <meta:creation-date>2012-01-01T23:32:02</meta:creation-date>
    <dc:date>2012-01-02T02:17:06</dc:date>
    <dc:creator>Al </dc:creator>
    <meta:editing-duration>PT02H20M45S</meta:editing-duration>
    <meta:editing-cycles>4</meta:editing-cycles>
    <meta:generator>OpenOffice.org/3.2$Linux OpenOffice.org_project/320m12$Build-9483</meta:generator>
    <meta:document-statistic meta:table-count="2" meta:cell-count="1126" meta:object-count="0"/>
  </office:meta>
</office:document-meta>
</file>